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n3">
      <style:paragraph-properties fo:text-align="justify" style:justify-single-word="false"/>
      <style:text-properties officeooo:paragraph-rsid="0000aea4"/>
    </style:style>
    <style:style style:name="P2" style:family="paragraph" style:parent-style-name="n7" style:master-page-name="">
      <loext:graphic-properties draw:fill="none"/>
      <style:paragraph-properties fo:margin-left="0cm" fo:margin-right="0cm" fo:margin-top="0.318cm" fo:margin-bottom="0.212cm" style:contextual-spacing="false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00aea4"/>
    </style:style>
    <style:style style:name="P3" style:family="paragraph" style:parent-style-name="p1">
      <style:text-properties style:font-name="Arial" fo:font-size="10pt" officeooo:paragraph-rsid="0000aea4" style:font-size-asian="10pt" style:font-size-complex="10pt"/>
    </style:style>
    <style:style style:name="P4" style:family="paragraph" style:parent-style-name="p1" style:list-style-name="L1">
      <style:text-properties style:font-name="Arial" fo:font-size="10pt" officeooo:paragraph-rsid="0000aea4" style:font-size-asian="10pt" style:font-size-complex="10pt"/>
    </style:style>
    <style:style style:name="P5" style:family="paragraph" style:parent-style-name="p1" style:list-style-name="L1">
      <style:paragraph-properties fo:text-align="justify" style:justify-single-word="false"/>
      <style:text-properties style:font-name="Arial" fo:font-size="10pt" officeooo:paragraph-rsid="0000aea4" style:font-size-asian="10pt" style:font-size-complex="10pt"/>
    </style:style>
    <style:style style:name="P6" style:family="paragraph" style:parent-style-name="p1">
      <style:text-properties style:font-name="Arial" fo:font-size="10pt" officeooo:paragraph-rsid="0000aea4" style:font-size-asian="10pt" style:font-size-complex="10pt"/>
    </style:style>
    <style:style style:name="T1" style:family="text">
      <style:text-properties officeooo:rsid="0000aea4"/>
    </style:style>
    <style:style style:name="T2" style:family="text">
      <style:text-properties fo:background-color="#ffffff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a entregar:</text:span> Realizar consultas <text:span text:style-name="T1">con agrupamento</text:span></text:p>
      <text:p text:style-name="P2">Sobre a base de datos tendaBD</text:p>
      <text:list xml:id="list1117001344" text:style-name="L1">
        <text:list-item>
          <text:p text:style-name="P4">Tarefa 1.1. Seleccionar da táboa artigos as cores e o prezo medio de venda dos artigos de cada cor (con dous decimais). </text:p>
        </text:list-item>
      </text:list>
      <text:p text:style-name="P3"/>
      <text:list xml:id="list102646427827214" text:continue-numbering="true" text:style-name="L1">
        <text:list-item>
          <text:p text:style-name="P4">Tarefa 1.2. Seleccionar da táboa artigos as cores e o prezo medio de venda dos artigos de cada cor (con dous decimais), excluíndo aos artigos que teñan un prezo de compra superior a 50 euros.</text:p>
        </text:list-item>
      </text:list>
      <text:p text:style-name="P3"/>
      <text:list xml:id="list102644761820314" text:continue-numbering="true" text:style-name="L1">
        <text:list-item>
          <text:p text:style-name="P4">Tarefa 1.3. Mostrar as cidades nas que existen clientes e o número de clientes que hai en cada unha de elas. Clasificar a saída en orden decrecente polo número de clientes.</text:p>
        </text:list-item>
      </text:list>
      <text:p text:style-name="P3"/>
      <text:list xml:id="list102646350688600" text:continue-numbering="true" text:style-name="L1">
        <text:list-item>
          <text:p text:style-name="P4">Tarefa 1.4. Mostrar código, nome, suma dos importes das vendas sen aplicar o desconto, suma dos importes das vendas despois de aplicar o desconto, e desconto efectuado, para os artigos vendidos entre 1-1-2015 e 25-5-2015.</text:p>
        </text:list-item>
      </text:list>
      <text:p text:style-name="P3"/>
      <text:list xml:id="list102644449671244" text:continue-numbering="true" text:style-name="L1">
        <text:list-item>
          <text:p text:style-name="P4">Tarefa 1.5. Mostrar as estatísticas de vendas do ano 2015 por tenda. A información a mostrar é: identificador da tenda, número de vendas, número de artigos vendidos, suma de unidades vendidas e a media dos prezos unitarios dos artigos vendidos. </text:p>
        </text:list-item>
      </text:list>
      <text:p text:style-name="P3"/>
      <text:list xml:id="list102645784758268" text:continue-numbering="true" text:style-name="L1">
        <text:list-item>
          <text:p text:style-name="P4">Tarefa 2.1. Seleccionar da táboa artigos as cores e o prezo medio de venda dos artigos de cada cor, para as cores que teñan o prezo medio maior que 100 euros.</text:p>
        </text:list-item>
      </text:list>
      <text:p text:style-name="P3"/>
      <text:list xml:id="list102646365664284" text:continue-numbering="true" text:style-name="L1">
        <text:list-item>
          <text:p text:style-name="P4">Tarefa 2.2. Mostrar as tendas que fixeron máis de 2 vendas no mes de maio de 2015. Para cada tenda débese mostrar: numero de tenda, número de vendas, número de artigos diferentes vendidos e a suma de unidades vendidas nese período de tempo.</text:p>
        </text:list-item>
      </text:list>
      <text:p text:style-name="P3"/>
      <text:list xml:id="list102645421655654" text:continue-numbering="true" text:style-name="L1">
        <text:list-item>
          <text:p text:style-name="P4">Tarefa 2.3Mostrar o identificador do cliente, data de venda, a cantidade de artigos vendidos, a suma dos importes das vendas na data e o desconto practicado nesas vendas, para os clientes aos que se vendeu máis de 1200 euros nun só día.</text:p>
        </text:list-item>
      </text:list>
      <text:p text:style-name="P3"/>
      <text:list xml:id="list102646533814873" text:continue-numbering="true" text:style-name="L1">
        <text:list-item>
          <text:p text:style-name="P5">Tarefa 2.4.<text:span text:style-name="T2"> Mostrar identificador de cliente, apelidos e nome na mesma columna separados por coma, e data e hora da venda, para os clientes que só teñen unha venda.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n3" style:family="paragraph" style:next-style-name="tx1" style:default-outline-level="">
      <style:paragraph-properties fo:margin-top="0.706cm" fo:margin-bottom="0.318cm" style:contextual-spacing="false" fo:text-align="start" style:justify-single-word="false" fo:orphans="2" fo:widows="2" fo:hyphenation-ladder-count="no-limit" fo:keep-with-next="always" style:writing-mode="lr-tb"/>
      <style:text-properties fo:color="#3342b5" loext:opacity="100%" style:font-name="Arial1" fo:font-family="Arial" style:font-family-generic="roman" style:font-pitch="variable" fo:font-size="14pt" fo:language="gl" fo:country="ES" fo:font-weight="bold" style:letter-kerning="fals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2" style:font-family-complex="Arial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/>
    </style:style>
    <style:style style:name="tx1" style:family="paragraph" style:next-style-name="Standard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p1" style:family="paragraph" style:default-outline-level="">
      <style:paragraph-properties fo:margin-top="0.212cm" fo:margin-bottom="0.106cm" style:contextual-spacing="false" fo:text-align="justify" style:justify-single-word="false" fo:orphans="2" fo:widows="2" style:writing-mode="lr-tb"/>
      <style:text-properties fo:font-size="12pt" fo:language="gl" fo:country="ES" style:font-size-asian="12pt" style:language-asian="gl" style:country-asian="ES" style:font-size-complex="12pt"/>
    </style:style>
    <style:style style:name="n6" style:family="paragraph" style:next-style-name="tx1" style:default-outline-level="">
      <style:paragraph-properties fo:margin-left="1.6cm" fo:margin-right="0cm" fo:margin-top="0.564cm" fo:margin-bottom="0.318cm" style:contextual-spacing="false" fo:text-align="start" style:justify-single-word="false" fo:orphans="2" fo:widows="2" fo:text-indent="0cm" style:auto-text-indent="false" fo:keep-with-next="always" style:writing-mode="lr-tb"/>
      <style:text-properties fo:color="#3342b5" loext:opacity="100%" style:font-name="Arial1" fo:font-family="Arial" style:font-family-generic="roman" style:font-pitch="variable" fo:font-size="11pt" fo:language="gl" fo:country="ES" style:font-size-asian="11pt"/>
    </style:style>
    <style:style style:name="n7" style:family="paragraph" style:parent-style-name="n6" style:default-outline-level="">
      <style:paragraph-properties fo:margin-left="2.101cm" fo:margin-right="0cm" fo:margin-top="0.318cm" fo:margin-bottom="0.212cm" style:contextual-spacing="false" fo:text-indent="0cm" style:auto-text-indent="false"/>
      <style:text-properties fo:color="#000080" loext:opacity="100%" style:font-name="Arial Narrow" fo:font-family="'Arial Narrow'" style:font-family-generic="roman" style:font-pitch="variable"/>
    </style:style>
    <style:style style:name="ListLabel_20_140" style:display-name="ListLabel 140" style:family="text">
      <style:text-properties fo:color="#667dd1" loext:opacity="100%" fo:font-size="12pt" style:font-size-asian="12pt" style:font-name-complex="Wingdings" style:font-family-complex="Wingdings" style:font-family-generic-complex="system" style:font-pitch-complex="variable"/>
    </style:style>
    <style:style style:name="ListLabel_20_141" style:display-name="ListLabel 141" style:family="text">
      <style:text-properties style:font-name-complex="Courier New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140" loext:num-list-format="%1%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4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4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5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6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7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8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4T12:13:02.564000000</meta:creation-date>
    <dc:date>2022-03-21T10:26:44.299000000</dc:date>
    <meta:editing-duration>PT44M40S</meta:editing-duration>
    <meta:editing-cycles>6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11" meta:word-count="330" meta:character-count="1839" meta:non-whitespace-character-count="1526"/>
  </office:meta>
</office:document-meta>
</file>